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45in"/>
    </style:style>
    <style:style style:name="co2" style:family="table-column">
      <style:table-column-properties fo:break-before="auto" style:column-width="2.3126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2.9161in"/>
    </style:style>
    <style:style style:name="ro1" style:family="table-row">
      <style:table-row-properties style:row-height="0.1665in" fo:break-before="auto" style:use-optimal-row-height="false"/>
    </style:style>
    <style:style style:name="ta1" style:family="table" style:master-page-name="PageStyle_5f_StreetEasy_20_Listings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treetEasy Listing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Default"/>
        <table:table-column table:style-name="co4" table:default-cell-style-name="ce2"/>
        <table:table-column table:style-name="co3" table:number-columns-repeated="1017" table:default-cell-style-name="Default"/>
        <table:table-row table:style-name="ro1">
          <table:table-cell table:number-columns-repeated="2" table:style-name="ce1" office:value-type="string" calcext:value-type="string">
            <text:p>150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150-east-3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4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344-east-5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2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342-east-5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0 East 59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2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400-east-5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3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403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5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145-east-30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Envoy</text:p>
          </table:table-cell>
          <table:table-cell table:style-name="ce1" office:value-type="string" calcext:value-type="string">
            <text:p>300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the-envoy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7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47-east-39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usanne Condominium</text:p>
          </table:table-cell>
          <table:table-cell table:style-name="ce1" office:value-type="string" calcext:value-type="string">
            <text:p>333 East 45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lausanne-condominium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5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155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6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06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8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2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48-east-3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1 East 55th Street</text:p>
          </table:table-cell>
          <table:table-cell table:style-name="ce1" office:value-type="string" calcext:value-type="string">
            <text:p>Midtown East</text:p>
          </table:table-cell>
          <table:table-cell table:style-name="ce1" office:value-type="string" calcext:value-type="string">
            <text:p>1 active sales</text:p>
          </table:table-cell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41-east-5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6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2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46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3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303-east-46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Bristol</text:p>
          </table:table-cell>
          <table:table-cell table:style-name="ce1" office:value-type="string" calcext:value-type="string">
            <text:p>300 East 56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 office:value-type="string" calcext:value-type="string">
            <text:p>Recent development</text:p>
          </table:table-cell>
          <table:table-cell table:style-name="ce1" office:value-type="string" calcext:value-type="string">
            <text:p>http://streeteasy.com/building/the-bristol-300-east-5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66 Second Avenue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1066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1 East 56th Street</text:p>
          </table:table-cell>
          <table:table-cell table:style-name="ce1" office:value-type="string" calcext:value-type="string">
            <text:p>Midtown East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141-east-5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5 East 56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315-east-5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7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7-east-3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0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2 active sales</text:p>
          </table:table-cell>
          <table:table-cell table:style-name="ce1"/>
          <table:table-cell table:style-name="ce1" office:value-type="string" calcext:value-type="string">
            <text:p>New development</text:p>
          </table:table-cell>
          <table:table-cell table:style-name="ce1" office:value-type="string" calcext:value-type="string">
            <text:p>http://streeteasy.com/building/330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2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2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22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0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2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20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4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344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9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59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7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67-park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5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2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05-east-38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tton East</text:p>
          </table:table-cell>
          <table:table-cell table:style-name="ce1" office:value-type="string" calcext:value-type="string">
            <text:p>345 East 56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2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sutton-east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8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48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 Sutton Place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2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5-sutton-plac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9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339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70 United Nations Plaza</text:p>
          </table:table-cell>
          <table:table-cell table:style-name="ce1" office:value-type="string" calcext:value-type="string">
            <text:p>Beekman</text:p>
          </table:table-cell>
          <table:table-cell table:style-name="ce1" office:value-type="string" calcext:value-type="string">
            <text:p>2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870-united-nations-plaza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63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1063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4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324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0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320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0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320-east-58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Enclave</text:p>
          </table:table-cell>
          <table:table-cell table:style-name="ce1" office:value-type="string" calcext:value-type="string">
            <text:p>224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the-enclav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4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34-east-33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Future Condominium</text:p>
          </table:table-cell>
          <table:table-cell table:style-name="ce1" office:value-type="string" calcext:value-type="string">
            <text:p>200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the-future-condominium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3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43-east-3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3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143-east-26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ryden East</text:p>
          </table:table-cell>
          <table:table-cell table:style-name="ce1" office:value-type="string" calcext:value-type="string">
            <text:p>150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dryden-east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6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326-east-3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9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339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0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20-east-3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9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09-east-4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4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44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2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12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5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45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1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01-east-33rd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8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08-east-25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urray Hill Manor</text:p>
          </table:table-cell>
          <table:table-cell table:style-name="ce1" office:value-type="string" calcext:value-type="string">
            <text:p>166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murray-hill-manor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5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05-east-3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7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07-east-3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9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39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60 United Nations Plaza</text:p>
          </table:table-cell>
          <table:table-cell table:style-name="ce1" office:value-type="string" calcext:value-type="string">
            <text:p>Beekman</text:p>
          </table:table-cell>
          <table:table-cell table:style-name="ce1" office:value-type="string" calcext:value-type="string">
            <text:p>2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860-united-nations-plaza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Townsway</text:p>
          </table:table-cell>
          <table:table-cell table:style-name="ce1" office:value-type="string" calcext:value-type="string">
            <text:p>145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the-townsway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44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230-east-4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9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329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6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66-east-3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2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52-east-3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9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2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19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2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/>
          <table:table-cell table:style-name="ce1" office:value-type="string" calcext:value-type="string">
            <text:p>2 active rentals</text:p>
          </table:table-cell>
          <table:table-cell table:style-name="ce1"/>
          <table:table-cell table:style-name="ce1" office:value-type="string" calcext:value-type="string">
            <text:p>http://streeteasy.com/building/412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6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406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1 Thir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51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6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26-east-3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2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12-east-35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ul Rudolph Penthouse &amp; Apts</text:p>
          </table:table-cell>
          <table:table-cell table:style-name="ce1" office:value-type="string" calcext:value-type="string">
            <text:p>23 Beekman Place</text:p>
          </table:table-cell>
          <table:table-cell table:style-name="ce1" office:value-type="string" calcext:value-type="string">
            <text:p>Beekman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paul-rudolph-penthouse-apts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4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04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9 Beekman Place</text:p>
          </table:table-cell>
          <table:table-cell table:style-name="ce1" office:value-type="string" calcext:value-type="string">
            <text:p>Beekman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9-beekman-place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AMES H &amp; CORNELIA V ROBB HOUSE</text:p>
          </table:table-cell>
          <table:table-cell table:style-name="ce1" office:value-type="string" calcext:value-type="string">
            <text:p>23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james-h-cornelia-v-robb-hou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9 East 56th Street</text:p>
          </table:table-cell>
          <table:table-cell table:style-name="ce1" office:value-type="string" calcext:value-type="string">
            <text:p>Midtown East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09-east-5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7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07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5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5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9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09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2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12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37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637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7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27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39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639-2-avenue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Victoria House</text:p>
          </table:table-cell>
          <table:table-cell table:style-name="ce1" office:value-type="string" calcext:value-type="string">
            <text:p>200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the-victoria-hou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80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980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78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978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5-east-4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61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61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8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8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4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4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4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04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0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10-east-58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</text:p>
          </table:table-cell>
          <table:table-cell table:style-name="ce1" office:value-type="string" calcext:value-type="string">
            <text:p>154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habitat-154-east-2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23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523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15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515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5 East 47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5-east-4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2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02-east-3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25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525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44 East 52nd Street</text:p>
          </table:table-cell>
          <table:table-cell table:style-name="ce1" office:value-type="string" calcext:value-type="string">
            <text:p>Beekman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444-east-5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34 East 52nd Street</text:p>
          </table:table-cell>
          <table:table-cell table:style-name="ce1" office:value-type="string" calcext:value-type="string">
            <text:p>Beekman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434-east-5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4 East 52nd Street</text:p>
          </table:table-cell>
          <table:table-cell table:style-name="ce1" office:value-type="string" calcext:value-type="string">
            <text:p>Beekman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414-east-52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rgan Court</text:p>
          </table:table-cell>
          <table:table-cell table:style-name="ce1" office:value-type="string" calcext:value-type="string">
            <text:p>211 Madison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morgan-court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0 East 52nd Street</text:p>
          </table:table-cell>
          <table:table-cell table:style-name="ce1" office:value-type="string" calcext:value-type="string">
            <text:p>Beekman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400-east-5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9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9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0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50-east-4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4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44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6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36-east-36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Chesapeake House</text:p>
          </table:table-cell>
          <table:table-cell table:style-name="ce1" office:value-type="string" calcext:value-type="string">
            <text:p>201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the-chesapeake-hou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Townsley</text:p>
          </table:table-cell>
          <table:table-cell table:style-name="ce1" office:value-type="string" calcext:value-type="string">
            <text:p>245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the-townsley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3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33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5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45-east-5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4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24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3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43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0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20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51 First Avenue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951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7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7-east-2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2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12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8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8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9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9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4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04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8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8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0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0-east-2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63 First Avenue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963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9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09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0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0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5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15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0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10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66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766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5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405-east-54th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3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43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5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02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502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9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49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0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0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2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412-east-5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5 East 41st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25-east-4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0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50-park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3 East 41st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33-east-4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0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40-east-5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4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44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7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07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3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13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9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49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9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49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5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15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5 East 56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405-east-5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7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17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33 East 56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433-east-5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7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57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40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440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21 Secon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521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7 East 53rd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17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48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548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9 East 53rd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19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2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2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3 East 53rd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/>
          <table:table-cell table:style-name="ce1" office:value-type="string" calcext:value-type="string">
            <text:p>New development | Converted</text:p>
          </table:table-cell>
          <table:table-cell table:style-name="ce1" office:value-type="string" calcext:value-type="string">
            <text:p>http://streeteasy.com/building/323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9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9-east-4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1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401-east-5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2 East 55th Street</text:p>
          </table:table-cell>
          <table:table-cell table:style-name="ce1" office:value-type="string" calcext:value-type="string">
            <text:p>Midtown East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62-east-55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Cloister</text:p>
          </table:table-cell>
          <table:table-cell table:style-name="ce1" office:value-type="string" calcext:value-type="string">
            <text:p>321 East 43rd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the-cloister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0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35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435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0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20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6 East 55th Street</text:p>
          </table:table-cell>
          <table:table-cell table:style-name="ce1" office:value-type="string" calcext:value-type="string">
            <text:p>Midtown East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36-east-5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6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16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6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36-east-54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aux Arts Apartment</text:p>
          </table:table-cell>
          <table:table-cell table:style-name="ce1" office:value-type="string" calcext:value-type="string">
            <text:p>310 East 44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beaux-arts-apartment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2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32-east-5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35-east-49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naught Tower</text:p>
          </table:table-cell>
          <table:table-cell table:style-name="ce1" office:value-type="string" calcext:value-type="string">
            <text:p>300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connaught-tower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 Sutton Place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6-sutton-plac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4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24-east-3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2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2-east-50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ycamore</text:p>
          </table:table-cell>
          <table:table-cell table:style-name="ce1" office:value-type="string" calcext:value-type="string">
            <text:p>250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sycamore-condominium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31 Thir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431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2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/>
          <table:table-cell table:style-name="ce1" office:value-type="string" calcext:value-type="string">
            <text:p>Recent development</text:p>
          </table:table-cell>
          <table:table-cell table:style-name="ce1" office:value-type="string" calcext:value-type="string">
            <text:p>http://streeteasy.com/building/232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7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7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1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11-east-25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Aurora</text:p>
          </table:table-cell>
          <table:table-cell table:style-name="ce1" office:value-type="string" calcext:value-type="string">
            <text:p>556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the-aurora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7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7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 Sutton Place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0-sutton-plac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5 East 2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55-east-2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7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07-east-37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Grand Sutton</text:p>
          </table:table-cell>
          <table:table-cell table:style-name="ce1" office:value-type="string" calcext:value-type="string">
            <text:p>418 East 59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the-grand-sutto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8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18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3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33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9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39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1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1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7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17-east-3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7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7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7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47-east-30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ndley House</text:p>
          </table:table-cell>
          <table:table-cell table:style-name="ce1" office:value-type="string" calcext:value-type="string">
            <text:p>123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lindley-hou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0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10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3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43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8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38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2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42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0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30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2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52-east-5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8 East 41st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18-east-4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6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36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2 East 40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2-east-4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1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11-east-3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 Sutton Place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3-sutton-plac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4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14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9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09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9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9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5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05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2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32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2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02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0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30-east-38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Bamford</text:p>
          </table:table-cell>
          <table:table-cell table:style-name="ce1" office:value-type="string" calcext:value-type="string">
            <text:p>333 East 56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the-bamford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2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42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2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02-east-5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63 Secon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563-2-avenue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wne House</text:p>
          </table:table-cell>
          <table:table-cell table:style-name="ce1" office:value-type="string" calcext:value-type="string">
            <text:p>108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towne-hou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67 Secon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567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81 Secon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58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8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08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0 Thir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40-3-avenue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Gaylord</text:p>
          </table:table-cell>
          <table:table-cell table:style-name="ce1" office:value-type="string" calcext:value-type="string">
            <text:p>251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the-gaylord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5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25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9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19-east-3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3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33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1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21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3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03-east-4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0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0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8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18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3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13-east-3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0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0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7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37-east-49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dsor Court</text:p>
          </table:table-cell>
          <table:table-cell table:style-name="ce1" office:value-type="string" calcext:value-type="string">
            <text:p>151-155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windsor-cour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Pantheon</text:p>
          </table:table-cell>
          <table:table-cell table:style-name="ce1" office:value-type="string" calcext:value-type="string">
            <text:p>216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/>
          <table:table-cell table:style-name="ce1" office:value-type="string" calcext:value-type="string">
            <text:p>Recent development</text:p>
          </table:table-cell>
          <table:table-cell table:style-name="ce1" office:value-type="string" calcext:value-type="string">
            <text:p>http://streeteasy.com/building/the-pantheo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0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30-east-58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otham Towne House</text:p>
          </table:table-cell>
          <table:table-cell table:style-name="ce1" office:value-type="string" calcext:value-type="string">
            <text:p>153 East 57th Street</text:p>
          </table:table-cell>
          <table:table-cell table:style-name="ce1" office:value-type="string" calcext:value-type="string">
            <text:p>Midtown East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gotham-towne-hou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6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26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8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18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7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57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6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6-east-24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Landmark</text:p>
          </table:table-cell>
          <table:table-cell table:style-name="ce1" office:value-type="string" calcext:value-type="string">
            <text:p>300 East 59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the-landma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4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4-east-2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4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24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2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22-east-2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0-east-5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6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6-east-3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5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15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5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65-east-3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1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1-east-3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78 Thir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478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7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7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2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52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6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56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4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24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62 Thir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62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6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6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4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4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4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44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2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22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2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42-east-2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4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54-east-3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2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52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5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325-east-50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onehenge 33</text:p>
          </table:table-cell>
          <table:table-cell table:style-name="ce1" office:value-type="string" calcext:value-type="string">
            <text:p>141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stonehenge-33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0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1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71-park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3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03-east-37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 At Beekman</text:p>
          </table:table-cell>
          <table:table-cell table:style-name="ce1" office:value-type="string" calcext:value-type="string">
            <text:p>Beekman</text:p>
          </table:table-cell>
          <table:table-cell table:style-name="ce1" office:value-type="string" calcext:value-type="string">
            <text:p>Turtle Bay</text:p>
          </table:table-cell>
          <table:table-cell table:style-name="ce1" office:value-type="string" calcext:value-type="string">
            <text:p>1 active sales</text:p>
          </table:table-cell>
          <table:table-cell table:style-name="ce1"/>
          <table:table-cell table:style-name="ce1" office:value-type="string" calcext:value-type="string">
            <text:p>Recent development</text:p>
          </table:table-cell>
          <table:table-cell table:style-name="ce1" office:value-type="string" calcext:value-type="string">
            <text:p>http://streeteasy.com/building/m-at-beekm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3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13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4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14-east-2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98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698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5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65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8 East 59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18-east-5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6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06-east-2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4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54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6 East 59th Street</text:p>
          </table:table-cell>
          <table:table-cell table:style-name="ce1" office:value-type="string" calcext:value-type="string">
            <text:p>Sutton Place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16-east-5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05 First Avenue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905-1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4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34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1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21-east-2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9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29-east-2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24 First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724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0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40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2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22-east-39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Allen House</text:p>
          </table:table-cell>
          <table:table-cell table:style-name="ce1" office:value-type="string" calcext:value-type="string">
            <text:p>340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the-allen-hou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8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38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1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41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5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05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1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51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0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00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7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7-park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5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5-east-2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05 Secon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605-2-avenue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Leslie House</text:p>
          </table:table-cell>
          <table:table-cell table:style-name="ce1" office:value-type="string" calcext:value-type="string">
            <text:p>220 East 54th Street</text:p>
          </table:table-cell>
          <table:table-cell table:style-name="ce1" office:value-type="string" calcext:value-type="string">
            <text:p>Midtown East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the-leslie-hou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27 E 34 Street</text:p>
          </table:table-cell>
          <table:table-cell table:style-name="ce1" office:value-type="string" calcext:value-type="string">
            <text:p>127 East 34th Street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27-e-34-street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 Mitchell Place</text:p>
          </table:table-cell>
          <table:table-cell table:style-name="ce1" office:value-type="string" calcext:value-type="string">
            <text:p>Beekman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0-mitchell-plac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59 Secon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459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82 Thir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82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84 Third Avenue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84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0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40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3 East 54th Street</text:p>
          </table:table-cell>
          <table:table-cell table:style-name="ce1" office:value-type="string" calcext:value-type="string">
            <text:p>Midtown East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233-east-5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6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46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30-east-2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2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312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0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20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0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office:value-type="string" calcext:value-type="string">
            <text:p>1 active sales</text:p>
          </table:table-cell>
          <table:table-cell table:style-name="ce1" table:number-columns-repeated="2"/>
          <table:table-cell table:style-name="ce1" office:value-type="string" calcext:value-type="string">
            <text:p>http://streeteasy.com/building/140-east-2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2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212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45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04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6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/>
          <table:table-cell table:style-name="ce1" office:value-type="string" calcext:value-type="string">
            <text:p>1 active rentals</text:p>
          </table:table-cell>
          <table:table-cell table:style-name="ce1"/>
          <table:table-cell table:style-name="ce1" office:value-type="string" calcext:value-type="string">
            <text:p>http://streeteasy.com/building/136-east-2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4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4-east-2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0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0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6 East 45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6-east-4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2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2-east-2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8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8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53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5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9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9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0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0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5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5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1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1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13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13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2 East 45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2-east-4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55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5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1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1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61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61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57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57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 Beekman Place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-beekman-plac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1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1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0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0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63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63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21 Thir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21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0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0-east-3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23 Thir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23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9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9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3 East 34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3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2 East 56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2-east-5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8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8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5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5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5 East 55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5-east-5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5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5-east-51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Benson Condominium</text:p>
          </table:table-cell>
          <table:table-cell table:style-name="ce1" office:value-type="string" calcext:value-type="string">
            <text:p>143 East 34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the-benson-condominium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7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7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3 East 45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3-east-4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51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5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7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7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9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9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1 East 34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1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63 Lexington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63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5 East 45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5-east-4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7 Beekman Place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7-beekman-plac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-park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1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1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3 East 34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3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5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5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1 East 34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1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9 East 45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9-east-4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7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7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1 East 45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1-east-4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45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45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9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9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23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23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3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3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25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2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4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4-east-4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5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5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-park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5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5-east-35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KA United Nations</text:p>
          </table:table-cell>
          <table:table-cell table:style-name="ce1" office:value-type="string" calcext:value-type="string">
            <text:p>234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2"/>
          <table:table-cell table:style-name="ce1" office:value-type="string" calcext:value-type="string">
            <text:p>Converted</text:p>
          </table:table-cell>
          <table:table-cell table:style-name="ce1" office:value-type="string" calcext:value-type="string">
            <text:p>http://streeteasy.com/building/aka-united-nations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0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0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7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7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7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7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0-east-2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29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29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0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0-east-4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8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8-east-4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8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8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1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11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9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9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8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8-east-2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31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3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6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6-east-4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2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2-east-4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5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15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1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1-east-3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6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6-east-2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33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3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0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0-east-4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4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4-east-2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35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3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1 East 45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1-east-4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9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19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2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2-east-2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85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8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23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23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0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0-east-2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2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2-east-4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43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4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87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87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8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8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25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25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2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2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5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5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8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8-east-2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8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8-east-4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89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89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 Beekman Place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-beekman-plac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3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3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3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3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93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9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82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82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 Beekman Place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-beekman-plac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5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5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7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7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4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4-east-3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99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99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 Beekman Place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-beekman-plac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9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9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7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7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5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5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2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2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01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0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7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7-east-28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Gregory House</text:p>
          </table:table-cell>
          <table:table-cell table:style-name="ce1" office:value-type="string" calcext:value-type="string">
            <text:p>222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the-gregory-hou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9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9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4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4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3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3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2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2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 Beekman Place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-beekman-plac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9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9-east-2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79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79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0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0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9 East 47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9-east-4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1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1-east-4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94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94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5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5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8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8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1 East 47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2"/>
          <table:table-cell table:style-name="ce1" office:value-type="string" calcext:value-type="string">
            <text:p>New development</text:p>
          </table:table-cell>
          <table:table-cell table:style-name="ce1" office:value-type="string" calcext:value-type="string">
            <text:p>http://streeteasy.com/building/131-east-4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2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2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96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96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7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7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6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6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7 East 47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7-east-4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0-east-58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405 East 51st Street</text:p>
          </table:table-cell>
          <table:table-cell table:style-name="ce1" office:value-type="string" calcext:value-type="string">
            <text:p>930 First Avenue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5-east-51st-street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98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98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3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3-east-2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0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0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1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1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7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7-east-2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9 East 51st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9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5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5-east-3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7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7-east-2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8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8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34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34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21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21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6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6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36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36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5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5-east-2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19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19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5 East 57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5-east-5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5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5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40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40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5-east-2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17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17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91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9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3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3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81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8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85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8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8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8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9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9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 Sniffen Cour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-sniffen-cour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6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6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90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90-2-avenue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Campanile</text:p>
          </table:table-cell>
          <table:table-cell table:style-name="ce1" office:value-type="string" calcext:value-type="string">
            <text:p>450 East 52nd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the-campanil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 Sniffen Cour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-sniffen-cour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93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9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33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33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2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2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95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9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0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0-east-4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1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1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 Sniffen Cour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-sniffen-cour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0-east-4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4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4-east-4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6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6-east-2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5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5-east-52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ew York Kabbalah Centre</text:p>
          </table:table-cell>
          <table:table-cell table:style-name="ce1" office:value-type="string" calcext:value-type="string">
            <text:p>155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new-york-kabbalah-centr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1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1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44 First Avenue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44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4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4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1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1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3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3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3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3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8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8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0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0-east-2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5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5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5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6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6-east-4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7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7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7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7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0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0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9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9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2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2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7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7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5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0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0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1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1-east-2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7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7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-park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8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8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3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3-east-2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43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4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3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3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9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9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6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6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5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5-east-2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45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4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5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5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1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1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45 First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45-1-avenue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ips Bay Towers</text:p>
          </table:table-cell>
          <table:table-cell table:style-name="ce1" office:value-type="string" calcext:value-type="string">
            <text:p>333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kips-bay-towers-333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7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7-east-2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47 First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47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5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5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4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4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55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55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3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3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59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0-east-5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9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9-east-2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6 East 59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6-east-5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57 First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57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25 East 52nd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25-east-5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0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0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31 East 52nd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31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13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1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2 East 59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2-east-5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17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17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6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6-east-36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iver Court</text:p>
          </table:table-cell>
          <table:table-cell table:style-name="ce1" office:value-type="string" calcext:value-type="string">
            <text:p>429 East 52nd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river-cour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amercy 145</text:p>
          </table:table-cell>
          <table:table-cell table:style-name="ce1" office:value-type="string" calcext:value-type="string">
            <text:p>145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gramercy-145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7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7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19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19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9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9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62 First Avenue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62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1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1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0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0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1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1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0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8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8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8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8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3 East 53rd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13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9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9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3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3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0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0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6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6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6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6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54 East 42nd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54-east-4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7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7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8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8-east-29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Newel</text:p>
          </table:table-cell>
          <table:table-cell table:style-name="ce1" office:value-type="string" calcext:value-type="string">
            <text:p>425 East 53rd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the-newel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1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1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6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6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0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0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2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2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2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2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35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35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0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0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9 East 4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9-east-4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5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5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1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1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0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0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18 Thir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18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8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8-east-4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8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8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7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7-east-2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8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8-east-29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rdwicke Hall</text:p>
          </table:table-cell>
          <table:table-cell table:style-name="ce1" office:value-type="string" calcext:value-type="string">
            <text:p>314 East 41st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hardwicke-hall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61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61-east-50th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5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5-east-36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mmit Hotel</text:p>
          </table:table-cell>
          <table:table-cell table:style-name="ce1" office:value-type="string" calcext:value-type="string">
            <text:p>569 Lexington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summit-hotel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4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4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8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8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7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7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6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6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 Waterside Plaza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5-waterside-plaza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9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9-east-36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14 East 53 Rd Street House</text:p>
          </table:table-cell>
          <table:table-cell table:style-name="ce1" office:value-type="string" calcext:value-type="string">
            <text:p>314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4-east-53-rd-street-hou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7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7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75 Lexington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75-lexington-avenue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12 East 53 Rd Street House</text:p>
          </table:table-cell>
          <table:table-cell table:style-name="ce1" office:value-type="string" calcext:value-type="string">
            <text:p>312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2-east-53-rd-street-hou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9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9-east-3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1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1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3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3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15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1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0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94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94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6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6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2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2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4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4-park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30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30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9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19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73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7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0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0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8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8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9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9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21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21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6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6-east-49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ddleton &amp; Emilie Burrill House</text:p>
          </table:table-cell>
          <table:table-cell table:style-name="ce1" office:value-type="string" calcext:value-type="string">
            <text:p>36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middleton-emilie-burrill-hou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0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0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1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1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3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3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99 Lexington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99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4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4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1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1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-east-3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8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8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5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5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55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55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1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1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5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5-east-3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53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53-3-avenue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LLIAM LESCAZE HOUSE AND OFFICE</text:p>
          </table:table-cell>
          <table:table-cell table:style-name="ce1" office:value-type="string" calcext:value-type="string">
            <text:p>211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1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1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1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8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8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0 East 42nd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0-east-4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6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6-east-3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0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0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57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57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5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5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6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6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3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3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84 Thir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84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5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5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2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2"/>
          <table:table-cell table:style-name="ce1" office:value-type="string" calcext:value-type="string">
            <text:p>Converted</text:p>
          </table:table-cell>
          <table:table-cell table:style-name="ce1" office:value-type="string" calcext:value-type="string">
            <text:p>http://streeteasy.com/building/132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42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42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1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1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44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44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3 East 53rd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3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5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2"/>
          <table:table-cell table:style-name="ce1" office:value-type="string" calcext:value-type="string">
            <text:p>Recent development</text:p>
          </table:table-cell>
          <table:table-cell table:style-name="ce1" office:value-type="string" calcext:value-type="string">
            <text:p>http://streeteasy.com/building/155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46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46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0 East 4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0-east-4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1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1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1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1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24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24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50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50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31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3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7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7-east-3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0 East 4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0-east-4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1 East 53rd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1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0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10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52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52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8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8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8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8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58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58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2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2-east-3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00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00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5 East 53rd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5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4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4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6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6-east-3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8-240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8_240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7 East 53rd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7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4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4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6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6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0 East 55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0-east-5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69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69-1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5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4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4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4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4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2 East 55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2-east-5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65 First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65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71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71-1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2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2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73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73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1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1-east-49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ee Public Baths &amp; Gym At E 54 St</text:p>
          </table:table-cell>
          <table:table-cell table:style-name="ce1" office:value-type="string" calcext:value-type="string">
            <text:p>E 54 S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free-public-baths-gym-at-e-54-st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0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0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8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8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71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71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0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0-east-5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69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69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55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55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85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85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4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4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2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2-east-30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aux Arts Institute Of Design</text:p>
          </table:table-cell>
          <table:table-cell table:style-name="ce1" office:value-type="string" calcext:value-type="string">
            <text:p>304 East 44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beaux-arts-institute-of-desig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0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0-east-5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 Sutton Plac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-sutton-plac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0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0-east-3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85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85-3-avenue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ternational Plaza</text:p>
          </table:table-cell>
          <table:table-cell table:style-name="ce1" office:value-type="string" calcext:value-type="string">
            <text:p>303 East 4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international-plaza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8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8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87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87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20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20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3 East 53rd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3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44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44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6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6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93 First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93-1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9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9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28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28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40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40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9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9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41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4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5 East 44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5-east-4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4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4-east-5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36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36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2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2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23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23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34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34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1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1-east-2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5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5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24 Second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24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30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30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8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8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0 East 55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0-east-5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4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4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26 Second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26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28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2"/>
          <table:table-cell table:style-name="ce1" office:value-type="string" calcext:value-type="string">
            <text:p>New development</text:p>
          </table:table-cell>
          <table:table-cell table:style-name="ce1" office:value-type="string" calcext:value-type="string">
            <text:p>http://streeteasy.com/building/428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6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6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5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5-east-2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26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26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4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4-east-37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Wilshire</text:p>
          </table:table-cell>
          <table:table-cell table:style-name="ce1" office:value-type="string" calcext:value-type="string">
            <text:p>207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7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1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1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0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22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22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2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2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7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7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3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3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44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44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4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14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0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0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9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9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11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1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40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40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5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5-east-54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tton Court</text:p>
          </table:table-cell>
          <table:table-cell table:style-name="ce1" office:value-type="string" calcext:value-type="string">
            <text:p>417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sutton-court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8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8-east-37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imston</text:p>
          </table:table-cell>
          <table:table-cell table:style-name="ce1" office:value-type="string" calcext:value-type="string">
            <text:p>250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timston-250-east-3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4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4-east-3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5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5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8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8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4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4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5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5-east-5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3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3-east-5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3 East 45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3-east-4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6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6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3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3-east-5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5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5-east-5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1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1-east-3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6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6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5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15-east-5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9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9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2 East 45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2-east-4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7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7-east-5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4 East 58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4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63 Lexington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63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5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5-east-5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32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32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9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9-park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45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4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0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0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1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51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2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2-east-3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5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5-park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5 East 55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5-east-5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3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53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4 East 45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4-east-4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66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66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49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49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7 East 55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7-east-5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39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39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85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85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7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7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9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9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51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5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2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2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14 Thir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14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60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60-east-55th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0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0-park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7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7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5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5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53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5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16 Thir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16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8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8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0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0-east-5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5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5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55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5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91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91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2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2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9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9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57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57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89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2"/>
          <table:table-cell table:style-name="ce1" office:value-type="string" calcext:value-type="string">
            <text:p>New development</text:p>
          </table:table-cell>
          <table:table-cell table:style-name="ce1" office:value-type="string" calcext:value-type="string">
            <text:p>http://streeteasy.com/building/589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01 First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01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0 East 59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10-east-5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1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1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5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2"/>
          <table:table-cell table:style-name="ce1" office:value-type="string" calcext:value-type="string">
            <text:p>New development</text:p>
          </table:table-cell>
          <table:table-cell table:style-name="ce1" office:value-type="string" calcext:value-type="string">
            <text:p>http://streeteasy.com/building/225-east-3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22 Thir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22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0 East 36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0-east-3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5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24 Thir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24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2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2-east-3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0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0-east-2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8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8-east-5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3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3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9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9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3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3-east-50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Belmont</text:p>
          </table:table-cell>
          <table:table-cell table:style-name="ce1" office:value-type="string" calcext:value-type="string">
            <text:p>320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the-belmont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6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6-east-5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2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2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1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1-east-3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8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8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0 East 56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0-east-5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8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8-east-5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9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9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59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59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3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3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1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1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2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2-east-4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2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2-east-5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1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1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4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4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5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5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3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3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6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6-east-5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 Sutton Plac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-sutton-plac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6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6-east-3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4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4-east-2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3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3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99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99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2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2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1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1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0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0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9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9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8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8-east-5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38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38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8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8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33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3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43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4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40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40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5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5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49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49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35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3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6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6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45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4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42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42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7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7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4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4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9 East 55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9-east-5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47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47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28 Second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28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7 East 57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7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9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9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51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51-2-avenue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lexander Plaza</text:p>
          </table:table-cell>
          <table:table-cell table:style-name="ce1" office:value-type="string" calcext:value-type="string">
            <text:p>315 East 46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2"/>
          <table:table-cell table:style-name="ce1" office:value-type="string" calcext:value-type="string">
            <text:p>New development</text:p>
          </table:table-cell>
          <table:table-cell table:style-name="ce1" office:value-type="string" calcext:value-type="string">
            <text:p>http://streeteasy.com/building/alexander-plaza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9 East 57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9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1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1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53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5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0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0-east-3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3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3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0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50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8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8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55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5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4 East 41st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4-east-4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5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5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51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51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57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57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3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3-east-5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7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7-east-3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61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6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75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75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0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0-east-3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2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2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05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05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9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9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0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0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6 East 56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6-east-5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8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8-east-30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KA Sutton Place</text:p>
          </table:table-cell>
          <table:table-cell table:style-name="ce1" office:value-type="string" calcext:value-type="string">
            <text:p>330 East 56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aka-sutton-plac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0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0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5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5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8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8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0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0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 Sutton Plac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-sutton-plac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9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9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8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8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68 Second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68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0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0-east-4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1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1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6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6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0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0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9 Sutton Plac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9-sutton-plac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8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8-east-4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3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3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4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4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8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8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 Sutton Plac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-sutton-plac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22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22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7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7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2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2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35 Thir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35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7 East 56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7-east-5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0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0-east-30th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4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4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 Sutton Squar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-sutton-squar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4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4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8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8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3 East 56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3-east-5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-10 Sutton Squar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_10-sutton-squar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3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3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5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1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51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9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9-east-2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4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4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1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1-east-2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9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9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50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50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49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49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6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6-east-5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4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4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1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1-east-3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50 Thir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50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0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0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2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2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3 East 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3-east-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4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4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5 East 48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5-east-4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0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0-east-5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2 Rear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2-rear-east-2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0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0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5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5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5 East 53rd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5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6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6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95 Lexington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95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45 Thir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45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75 First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75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7 East 54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7-east-5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87 Lexington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87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0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0-east-57th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87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87-1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9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9-park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69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69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2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2-east-4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7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7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6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6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3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3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0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0-east-4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3 East 56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3-east-5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 Riverview Terrac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-riverview-terrac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75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7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6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6-east-4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5 East 56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5-east-5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 Riverview Terrac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-riverview-terrac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47 Second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47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4 East 55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4-east-5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1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1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3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3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1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1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 Riverview Terrac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-riverview-terrac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2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2-east-2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7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7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5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5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5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 Sutton Squar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-sutton-squar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6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6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7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7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0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50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7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7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9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9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 Sutton Place North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5-sutton-place-north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6 East 29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6-east-29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hattan Promenade</text:p>
          </table:table-cell>
          <table:table-cell table:style-name="ce1" office:value-type="string" calcext:value-type="string">
            <text:p>344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manhattan-promenad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9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9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9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9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 Sutton Plac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-sutton-plac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0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0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6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6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1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1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0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0-east-2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5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5-east-3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4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4-east-3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3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3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5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5-east-5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0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0-east-3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0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0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5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5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75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7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4 East 53rd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4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4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4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7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7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6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6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87 First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87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81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8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5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5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4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4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89 First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89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6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6-east-4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5 East 57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5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3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3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2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2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91 First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91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1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1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6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6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28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28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59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59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6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6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4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4-east-5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30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30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61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61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0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0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8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8-east-3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2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2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6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6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0 Park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0-park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4-346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4_346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1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1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7 East 2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7-east-2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0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0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3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3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8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8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2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2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60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60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9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9-east-3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5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5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1 East 2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1-east-2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7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7-east-3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5 East 2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5-east-2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4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4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7 East 57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7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0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0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1 East 31st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51-east-31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ORGE S. BOWDOIN STABLE</text:p>
          </table:table-cell>
          <table:table-cell table:style-name="ce1" office:value-type="string" calcext:value-type="string">
            <text:p>149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9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6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6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79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79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8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8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8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8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1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1-east-3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8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8-east-2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0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0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4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4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6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6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90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90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6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6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64 Thir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64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6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6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92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92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4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4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5-95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5_95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94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94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8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8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2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2-east-50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13 East 58 Th Street House</text:p>
          </table:table-cell>
          <table:table-cell table:style-name="ce1" office:value-type="string" calcext:value-type="string">
            <text:p>313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3-east-58-th-street-hou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5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5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96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96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0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0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1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1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6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6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4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4-east-2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22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22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2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2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7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7-east-26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4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4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3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3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0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0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5 East 34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5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8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8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81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81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9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9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7 East 34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7-east-3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7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7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1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1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99 First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99-1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 East 41st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1-east-4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0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0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9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9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1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1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82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82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6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6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1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1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2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2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0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0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5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5-east-2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3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3-east-3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1 East 57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1-east-5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3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3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0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0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0 East 42nd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0-east-4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3 East 57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3-east-5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85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8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5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5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8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8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5-east-2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60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60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4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4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1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1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7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2"/>
          <table:table-cell table:style-name="ce1" office:value-type="string" calcext:value-type="string">
            <text:p>Converted</text:p>
          </table:table-cell>
          <table:table-cell table:style-name="ce1" office:value-type="string" calcext:value-type="string">
            <text:p>http://streeteasy.com/building/237-east-2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3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3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32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32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5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5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2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2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9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9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9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9-east-2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5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5-east-32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onehenge Mews 58th</text:p>
          </table:table-cell>
          <table:table-cell table:style-name="ce1" office:value-type="string" calcext:value-type="string">
            <text:p>349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stonehenge-mews-58th-349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64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64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1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1-east-2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7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7-east-3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1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1-east-49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onehenge Mews 58th</text:p>
          </table:table-cell>
          <table:table-cell table:style-name="ce1" office:value-type="string" calcext:value-type="string">
            <text:p>351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stonehenge-mews-58th-351-east-5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2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2-east-33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cy Towers</text:p>
          </table:table-cell>
          <table:table-cell table:style-name="ce1" office:value-type="string" calcext:value-type="string">
            <text:p>245 East 2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tracy-towers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9 East 32n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9-east-3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65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65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68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68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6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6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8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58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69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69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0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0-east-2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1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1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71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71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6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6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3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3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73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73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4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4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8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8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2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2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75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75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4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4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0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50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0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79 First Avenue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79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7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7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9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9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8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8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0-336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0_336-east-3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6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6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8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8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6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6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4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4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3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3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6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6-east-2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7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7-east-3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7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7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6 East 59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6-east-5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5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5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0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0-east-2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2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2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0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0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7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7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1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1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8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8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6 East 5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6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8 East 59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8-east-5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9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9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8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8-east-3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2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2-east-3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1 East 52n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1-east-5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1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1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4 East 59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4-east-5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1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1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5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5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00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00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3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3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2 East 59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2-east-5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3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3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7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7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5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5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0 East 59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0-east-5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93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93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96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96-2-avenue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AILY NEWS BUILDING</text:p>
          </table:table-cell>
          <table:table-cell table:style-name="ce1" office:value-type="string" calcext:value-type="string">
            <text:p>220 East 42nd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0-east-42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91 First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91-1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7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7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3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3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95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95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03 First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03-1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5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5-east-3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4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4-east-2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3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3-east-3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10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10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5 East 53rd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5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0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0-east-3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5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5-east-3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9 East 53rd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9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2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2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1 East 53rd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1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0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0-east-51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onehenge Mews 58th</text:p>
          </table:table-cell>
          <table:table-cell table:style-name="ce1" office:value-type="string" calcext:value-type="string">
            <text:p>347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stonehenge-mews-58th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8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8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East 53rd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5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3 East 58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3-east-5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24 East 52nd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24-east-52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7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7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7 East 53rd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7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6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6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4 East 59th Street</text:p>
          </table:table-cell>
          <table:table-cell table:style-name="ce1" office:value-type="string" calcext:value-type="string">
            <text:p>Sutton Place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4-east-5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1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1-east-3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71 First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71-1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9 East 53rd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9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2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2-east-51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ANIN BUILDING</text:p>
          </table:table-cell>
          <table:table-cell table:style-name="ce1" office:value-type="string" calcext:value-type="string">
            <text:p>374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chanin-building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3 East 53rd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3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3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3-east-25-street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CONY-MOBIL BUILDING</text:p>
          </table:table-cell>
          <table:table-cell table:style-name="ce1" office:value-type="string" calcext:value-type="string">
            <text:p>128 East 42nd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socony-mobil-building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0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0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60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60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5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5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5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7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7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7 East 53rd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7-east-5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0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0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70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70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1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1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3 East 43rd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3-east-4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1 East 49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1-east-49th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80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80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9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9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35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35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3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3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05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0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14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14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84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84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1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1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3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3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5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5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90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90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3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3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3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3-east-39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5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5-east-2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7 East 33rd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7-east-33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0 East 54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0-east-5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8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8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00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00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1 Lexington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1-lexington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5 East 39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5-east-39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7-233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7_233-east-2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2 East 54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2-east-5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6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6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10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10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3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3-east-2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5-east-2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03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0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0 East 54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0-east-5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7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7-east-2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84 Thir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84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54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54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9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9-east-27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49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49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07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607-2-avenue-manhatt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NHELLIC TOWER</text:p>
          </table:table-cell>
          <table:table-cell table:style-name="ce1" office:value-type="string" calcext:value-type="string">
            <text:p>1 Mitchell Place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panhellic-tower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3 East 27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3-east-27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53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53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9 East 53rd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9-east-53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9 East 37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9-east-37-street-new_yor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urray Hill House</text:p>
          </table:table-cell>
          <table:table-cell table:style-name="ce1" office:value-type="string" calcext:value-type="string">
            <text:p>132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murray-hill-hou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55 Secon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55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62 First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62-1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007 Secon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007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78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78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0 East 40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0-east-4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821 Secon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821-2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 Beekman Place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-beekman-plac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04 East 38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04-east-38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80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80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3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3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34 East 40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34-east-4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4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4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6 East 44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6-east-4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7 East 50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7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514 Thir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514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42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42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11 Third Avenue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11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909 Third Avenue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909-3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5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5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33 East 30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33-east-3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1 East 54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1-east-5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54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54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8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8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4 East 44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4-east-4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44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44-east-51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2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2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5 East 54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5-east-5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24-126 East 40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24_126-east-4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2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2-east-3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626 First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2"/>
          <table:table-cell table:style-name="ce1" office:value-type="string" calcext:value-type="string">
            <text:p>New development</text:p>
          </table:table-cell>
          <table:table-cell table:style-name="ce1" office:value-type="string" calcext:value-type="string">
            <text:p>http://streeteasy.com/building/626-1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37 East 54th Street</text:p>
          </table:table-cell>
          <table:table-cell table:style-name="ce1" office:value-type="string" calcext:value-type="string">
            <text:p>Midtown East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37-east-5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322 East 51st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322-east-51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60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60-east-2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8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8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0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0-east-3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720 Second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720-2-avenue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54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54-east-2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14 East 40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14-east-4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6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6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8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8-east-3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6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6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06 East 34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06-east-34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7 East 44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7-east-44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4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14-east-50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8 East 28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8-east-28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142 East 35th Street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142-east-35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4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4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10 East 50th Street</text:p>
          </table:table-cell>
          <table:table-cell table:style-name="ce1" office:value-type="string" calcext:value-type="string">
            <text:p>Beekman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10-east-50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01 East 25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01-east-25-street-new_york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51 Lexington Avenue</text:p>
          </table:table-cell>
          <table:table-cell table:style-name="ce1" office:value-type="string" calcext:value-type="string">
            <text:p>Murray Hill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51-lexington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10 East 26th Street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10-east-26-street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497 Third Avenue</text:p>
          </table:table-cell>
          <table:table-cell table:style-name="ce1" office:value-type="string" calcext:value-type="string">
            <text:p>Kips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497-3-avenue-manhattan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28 East 45th Street</text:p>
          </table:table-cell>
          <table:table-cell table:style-name="ce1" office:value-type="string" calcext:value-type="string">
            <text:p>Turtle Bay</text:p>
          </table:table-cell>
          <table:table-cell table:style-name="ce1" table:number-columns-repeated="3"/>
          <table:table-cell table:style-name="ce1" office:value-type="string" calcext:value-type="string">
            <text:p>http://streeteasy.com/building/228-east-45-street-manhattan</text:p>
          </table:table-cell>
          <table:table-cell table:number-columns-repeated="1017"/>
        </table:table-row>
        <table:table-row table:style-name="ro1" table:number-rows-repeated="10472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</number:number-style>
    <number:number-style style:name="N120">
      <number:text>-$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</number:number-style>
    <number:number-style style:name="N121">
      <style:text-properties fo:color="#ff0000"/>
      <number:text>-$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style:text-properties fo:color="#ff0000"/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reetEasy_20_Listings" style:display-name="PageStyle_StreetEasy Listing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7:15:07.750000000</meta:creation-date>
    <dc:creator>admin admin</dc:creator>
    <dc:date>2015-08-14T17:15:07.898000000</dc:date>
    <meta:document-statistic meta:table-count="1" meta:cell-count="5553" meta:object-count="0"/>
    <meta:generator>LibreOffice/4.2.8.2$Linux_x86 LibreOffice_project/420m0$Build-2</meta:generator>
  </office:meta>
</office:document-meta>
</file>